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11.16cm"/>
    </style:style>
    <style:style style:name="co3" style:family="table-column">
      <style:table-column-properties fo:break-before="auto" style:column-width="13.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7.497cm"/>
    </style:style>
    <style:style style:name="co7" style:family="table-column">
      <style:table-column-properties fo:break-before="auto" style:column-width="5.304cm"/>
    </style:style>
    <style:style style:name="co8" style:family="table-column">
      <style:table-column-properties fo:break-before="auto" style:column-width="14.101cm"/>
    </style:style>
    <style:style style:name="co9" style:family="table-column">
      <style:table-column-properties fo:break-before="auto" style:column-width="11.631cm"/>
    </style:style>
    <style:style style:name="co10" style:family="table-column">
      <style:table-column-properties fo:break-before="auto" style:column-width="5.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b2b2b2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b2b2b2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>
            <text:p>Elev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Tuteur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visiteur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page connexion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Page tableau de bord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Page interface chat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page calendrier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>
            <text:p>page gestion des taches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office:value-type="string">
            <text:p>https://www.turn-on.fr/blog/bien-rediger-ses-user-stori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2">
            <text:p>USER STORIES <text:s/>/ <text:a xlink:href="mailto:Learn@Home">Learn@Home</text:a></text:p>
          </table:table-cell>
          <table:covered-table-cell table:number-columns-repeated="2" table:style-name="Default"/>
          <table:table-cell/>
          <table:table-cell table:style-name="ce7" office:value-type="string" table:number-columns-spanned="6" table:number-rows-spanned="2">
            <text:p>Critères d'acceptation</text:p>
          </table:table-cell>
          <table:covered-table-cell table:number-columns-repeated="5"/>
        </table:table-row>
        <table:table-row table:style-name="ro1">
          <table:covered-table-cell table:number-columns-repeated="3" table:style-name="Default"/>
          <table:table-cell/>
          <table:covered-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table:number-columns-spanned="3" table:number-rows-spanned="1">
            <text:p>1 – Page connexion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1 – Page connexion</text:p>
          </table:table-cell>
          <table:covered-table-cell table:number-columns-repeated="5" table:style-name="ce5"/>
        </table:table-row>
        <table:table-row table:style-name="ro1">
          <table:table-cell table:style-name="ce3" office:value-type="string">
            <text:p>En tant que</text:p>
          </table:table-cell>
          <table:table-cell table:style-name="ce3" office:value-type="string">
            <text:p>Je veux / Je souhaite</text:p>
          </table:table-cell>
          <table:table-cell table:style-name="ce3" office:value-type="string">
            <text:p>Afin de / Pour que</text:p>
          </table:table-cell>
          <table:table-cell/>
          <table:table-cell table:style-name="ce3" office:value-type="string">
            <text:p>Fonctionnalité</text:p>
          </table:table-cell>
          <table:table-cell table:style-name="ce3" office:value-type="string">
            <text:p>Scenario</text:p>
          </table:table-cell>
          <table:table-cell table:style-name="ce3" office:value-type="string">
            <text:p>Étant donné que</text:p>
          </table:table-cell>
          <table:table-cell table:style-name="ce3" office:value-type="string">
            <text:p>Quand / Lorsque</text:p>
          </table:table-cell>
          <table:table-cell table:style-name="ce3" office:value-type="string">
            <text:p>Et</text:p>
          </table:table-cell>
          <table:table-cell table:style-name="ce3" office:value-type="string">
            <text:p>Alors</text:p>
          </table:table-cell>
        </table:table-row>
        <table:table-row table:style-name="ro2">
          <table:table-cell table:style-name="ce4" office:value-type="string">
            <text:p>Élèves / Tuteurs / Visiteurs</text:p>
          </table:table-cell>
          <table:table-cell table:style-name="ce6" office:value-type="string">
            <text:p>Une page d’accueil</text:p>
          </table:table-cell>
          <table:table-cell table:style-name="ce6" office:value-type="string">
            <text:p>Voir les différentes actions proposée et l'identité de l'organisme</text:p>
          </table:table-cell>
          <table:table-cell/>
          <table:table-cell table:style-name="ce5" office:value-type="string">
            <text:p>Se renseigner</text:p>
          </table:table-cell>
          <table:table-cell table:style-name="ce5" office:value-type="string">
            <text:p>Quelqu'un accède à la page de connexion</text:p>
          </table:table-cell>
          <table:table-cell table:style-name="ce5" office:value-type="string">
            <text:p>Je suis un visiteur</text:p>
          </table:table-cell>
          <table:table-cell table:style-name="ce5" office:value-type="string">
            <text:p>Je suis sur la page de connexion j'ai le choix de créer un compte</text:p>
          </table:table-cell>
          <table:table-cell table:style-name="ce5" office:value-type="string">
            <text:p>Si j'en ai envie je me renseigne sur la procédure de création de compte</text:p>
          </table:table-cell>
          <table:table-cell table:style-name="ce5" office:value-type="string">
            <text:p>Je <text:s/>peux devenir un futur utilisateur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Me connecter au site</text:p>
          </table:table-cell>
          <table:table-cell office:value-type="string">
            <text:p>Suivre les actions à mener</text:p>
          </table:table-cell>
          <table:table-cell/>
          <table:table-cell table:style-name="ce5" office:value-type="string">
            <text:p>Se connecter</text:p>
          </table:table-cell>
          <table:table-cell table:style-name="ce5" office:value-type="string">
            <text:p>Je veux me connecter au site</text:p>
          </table:table-cell>
          <table:table-cell table:style-name="ce5" office:value-type="string">
            <text:p>Je suis un utilisateur enregistré</text:p>
          </table:table-cell>
          <table:table-cell table:style-name="ce5" office:value-type="string">
            <text:p>J'entre mes identifiants de connexion</text:p>
          </table:table-cell>
          <table:table-cell table:style-name="ce5" office:value-type="string">
            <text:p>Je valide mes identifiants de connexion</text:p>
          </table:table-cell>
          <table:table-cell table:style-name="ce5" office:value-type="string">
            <text:p>J’accède à mon tableau de bord</text:p>
          </table:table-cell>
        </table:table-row>
        <table:table-row table:style-name="ro1">
          <table:table-cell office:value-type="string">
            <text:p>Élèves / Tuteurs / Visiteurs</text:p>
          </table:table-cell>
          <table:table-cell office:value-type="string">
            <text:p>Créer un compte</text:p>
          </table:table-cell>
          <table:table-cell office:value-type="string">
            <text:p>Pouvoir utiliser le site</text:p>
          </table:table-cell>
          <table:table-cell/>
          <table:table-cell table:style-name="ce5" office:value-type="string">
            <text:p>S'identifier</text:p>
          </table:table-cell>
          <table:table-cell table:style-name="ce5" office:value-type="string">
            <text:p>Je veux créer un compte sur le site web</text:p>
          </table:table-cell>
          <table:table-cell table:style-name="ce5" office:value-type="string">
            <text:p>Je suis un nouvel utilisateur</text:p>
          </table:table-cell>
          <table:table-cell table:style-name="ce5" office:value-type="string">
            <text:p>Je suis la procédure de création de compte en renseignent les informations demandée</text:p>
          </table:table-cell>
          <table:table-cell table:style-name="ce5" office:value-type="string">
            <text:p>Je valide mes identifiants de connexion</text:p>
          </table:table-cell>
          <table:table-cell table:style-name="ce5" office:value-type="string">
            <text:p>J’accède à mon tableau de bord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Réinitialiser mon mot de passe</text:p>
          </table:table-cell>
          <table:table-cell office:value-type="string">
            <text:p>me connecter au site en cas d'oubli de mon mdp</text:p>
          </table:table-cell>
          <table:table-cell/>
          <table:table-cell table:style-name="ce5" office:value-type="string">
            <text:p>Changer mdp</text:p>
          </table:table-cell>
          <table:table-cell table:style-name="ce5" office:value-type="string">
            <text:p>Je suis déjà utilisateur et j'ai oublié mon mdp</text:p>
          </table:table-cell>
          <table:table-cell table:style-name="ce5" office:value-type="string">
            <text:p>Je suis un utilisateur enregistré</text:p>
          </table:table-cell>
          <table:table-cell table:style-name="ce5" office:value-type="string">
            <text:p>Je suis la procédure de changement de mdp</text:p>
          </table:table-cell>
          <table:table-cell table:style-name="ce5" office:value-type="string">
            <text:p>Je valide mes identifiants de connexion avec mon nouveau mdp</text:p>
          </table:table-cell>
          <table:table-cell table:style-name="ce5" office:value-type="string">
            <text:p>J’accède à mon tableau de bord</text:p>
          </table:table-cell>
        </table:table-row>
        <table:table-row table:style-name="ro1">
          <table:table-cell table:number-columns-repeated="4"/>
          <table:table-cell table:style-name="ce5"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table:number-columns-spanned="3" table:number-rows-spanned="1">
            <text:p>2 – Page tableau de bord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2 – Page tableau de bord</text:p>
          </table:table-cell>
          <table:covered-table-cell table:number-columns-repeated="5"/>
        </table:table-row>
        <table:table-row table:style-name="ro1">
          <table:table-cell table:style-name="ce3" office:value-type="string">
            <text:p>En tant que</text:p>
          </table:table-cell>
          <table:table-cell table:style-name="ce3" office:value-type="string">
            <text:p>Je veux / Je souhaite</text:p>
          </table:table-cell>
          <table:table-cell table:style-name="ce3" office:value-type="string">
            <text:p>Afin de / Pour que</text:p>
          </table:table-cell>
          <table:table-cell/>
          <table:table-cell table:style-name="ce8" office:value-type="string">
            <text:p>Fonctionnalité</text:p>
          </table:table-cell>
          <table:table-cell table:style-name="ce8" office:value-type="string">
            <text:p>Scenario</text:p>
          </table:table-cell>
          <table:table-cell table:style-name="ce8" office:value-type="string">
            <text:p>Étant donné que</text:p>
          </table:table-cell>
          <table:table-cell table:style-name="ce8" office:value-type="string">
            <text:p>Quand / Lorsque</text:p>
          </table:table-cell>
          <table:table-cell table:style-name="ce8" office:value-type="string">
            <text:p>Et</text:p>
          </table:table-cell>
          <table:table-cell table:style-name="ce8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isualiser/accéder à toutes les options du site (chat, calendrier etc)</text:p>
          </table:table-cell>
          <table:table-cell office:value-type="string">
            <text:p>Voir les différentes fonctionnalités du site et pouvoir les utiliser</text:p>
          </table:table-cell>
          <table:table-cell/>
          <table:table-cell office:value-type="string">
            <text:p>Visualiser</text:p>
          </table:table-cell>
          <table:table-cell table:number-columns-repeated="5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 récapitulatif des 5 tâches à réaliser en priorités</text:p>
          </table:table-cell>
          <table:table-cell office:value-type="string">
            <text:p>Pouvoir m'organiser pour les réaliser</text:p>
          </table:table-cell>
          <table:table-cell/>
          <table:table-cell office:value-type="string">
            <text:p>Récapituler</text:p>
          </table:table-cell>
          <table:table-cell table:number-columns-repeated="5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oir si j'ai des message à lire</text:p>
          </table:table-cell>
          <table:table-cell office:value-type="string">
            <text:p>Lire/répondre <text:s/>les/aux messages ( tuteur/autre élevé)</text:p>
          </table:table-cell>
          <table:table-cell/>
          <table:table-cell office:value-type="string">
            <text:p>Visualiser</text:p>
          </table:table-cell>
          <table:table-cell table:number-columns-repeated="5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oir les quatre prochains événements programmés</text:p>
          </table:table-cell>
          <table:table-cell office:value-type="string">
            <text:p>Les préparer / décaler si besoin</text:p>
          </table:table-cell>
          <table:table-cell/>
          <table:table-cell office:value-type="string">
            <text:p>Visualiser</text:p>
          </table:table-cell>
          <table:table-cell table:number-columns-repeated="5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ccéder aux différentes fonctionnalités</text:p>
          </table:table-cell>
          <table:table-cell office:value-type="string">
            <text:p>Pouvoir utiliser les différentes fonctionnalité</text:p>
          </table:table-cell>
          <table:table-cell/>
          <table:table-cell office:value-type="string">
            <text:p>Accéde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table:number-columns-spanned="3" table:number-rows-spanned="1">
            <text:p>3 – Page interface chat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3 – Page interface chat</text:p>
          </table:table-cell>
          <table:covered-table-cell table:number-columns-repeated="5"/>
        </table:table-row>
        <table:table-row table:style-name="ro1">
          <table:table-cell table:style-name="ce3" office:value-type="string">
            <text:p>En tant que</text:p>
          </table:table-cell>
          <table:table-cell table:style-name="ce3" office:value-type="string">
            <text:p>Je veux / Je souhaite</text:p>
          </table:table-cell>
          <table:table-cell table:style-name="ce3" office:value-type="string">
            <text:p>Afin de / Pour que</text:p>
          </table:table-cell>
          <table:table-cell/>
          <table:table-cell table:style-name="ce8" office:value-type="string">
            <text:p>Fonctionnalité</text:p>
          </table:table-cell>
          <table:table-cell table:style-name="ce8" office:value-type="string">
            <text:p>Scenario</text:p>
          </table:table-cell>
          <table:table-cell table:style-name="ce8" office:value-type="string">
            <text:p>Étant donné que</text:p>
          </table:table-cell>
          <table:table-cell table:style-name="ce8" office:value-type="string">
            <text:p>Quand / Lorsque</text:p>
          </table:table-cell>
          <table:table-cell table:style-name="ce8" office:value-type="string">
            <text:p>Et</text:p>
          </table:table-cell>
          <table:table-cell table:style-name="ce8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e interface de chat</text:p>
          </table:table-cell>
          <table:table-cell office:value-type="string">
            <text:p>Voir les différentes fonctionnalités du chat et les utiliser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 historique des conversations</text:p>
          </table:table-cell>
          <table:table-cell office:value-type="string">
            <text:p>Garder une trace des discutions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ajouter un contact</text:p>
          </table:table-cell>
          <table:table-cell office:value-type="string">
            <text:p>Entrer en communication avec un tuteur et/ou un élève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supprimer un contact</text:p>
          </table:table-cell>
          <table:table-cell office:value-type="string">
            <text:p>Stopper toute communication avec un tuteur et/ou un élève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ajouter une photo de profil</text:p>
          </table:table-cell>
          <table:table-cell office:value-type="string">
            <text:p>Permettre de m'identifier et d'identifier mon interlocuteur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isualiser si mon message envoyé a été lu</text:p>
          </table:table-cell>
          <table:table-cell office:value-type="string">
            <text:p>Savoir si le message a été lu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Horodater l'envoi du message</text:p>
          </table:table-cell>
          <table:table-cell office:value-type="string">
            <text:p>Avoir un repère et un suivi temporel de la conversation</text:p>
          </table:table-cell>
          <table:table-cell table:number-columns-repeated="7"/>
        </table:table-row>
        <table:table-row table:style-name="ro1">
          <table:table-cell table:style-name="ce4" office:value-type="string">
            <text:p>Élèves / Tuteurs</text:p>
          </table:table-cell>
          <table:table-cell table:style-name="ce4" office:value-type="string">
            <text:p>Pouvoir retourner sur mon tableau de bord</text:p>
          </table:table-cell>
          <table:table-cell table:style-name="ce4" office:value-type="string">
            <text:p>Sortir du chat et retourner sur la page principal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table:number-columns-spanned="3" table:number-rows-spanned="1">
            <text:p>4 – Page calendrier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4 – Page calendrier</text:p>
          </table:table-cell>
          <table:covered-table-cell table:number-columns-repeated="5"/>
        </table:table-row>
        <table:table-row table:style-name="ro1">
          <table:table-cell table:style-name="ce3" office:value-type="string">
            <text:p>En tant que</text:p>
          </table:table-cell>
          <table:table-cell table:style-name="ce3" office:value-type="string">
            <text:p>Je veux / Je souhaite</text:p>
          </table:table-cell>
          <table:table-cell table:style-name="ce3" office:value-type="string">
            <text:p>Afin de / Pour que</text:p>
          </table:table-cell>
          <table:table-cell/>
          <table:table-cell table:style-name="ce8" office:value-type="string">
            <text:p>Fonctionnalité</text:p>
          </table:table-cell>
          <table:table-cell table:style-name="ce8" office:value-type="string">
            <text:p>Scenario</text:p>
          </table:table-cell>
          <table:table-cell table:style-name="ce8" office:value-type="string">
            <text:p>Étant donné que</text:p>
          </table:table-cell>
          <table:table-cell table:style-name="ce8" office:value-type="string">
            <text:p>Quand / Lorsque</text:p>
          </table:table-cell>
          <table:table-cell table:style-name="ce8" office:value-type="string">
            <text:p>Et</text:p>
          </table:table-cell>
          <table:table-cell table:style-name="ce8" office:value-type="string">
            <text:p>Alors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voir un repère temporel ( calendrier )</text:p>
          </table:table-cell>
          <table:table-cell office:value-type="string">
            <text:p>Visualiser les <text:s/>événements planifiés à venir ( rdv perso, soutien scolaire, etc)</text:p>
          </table:table-cell>
          <table:table-cell table:number-columns-repeated="7"/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ccéder aux événements / rdv planifiés</text:p>
          </table:table-cell>
          <table:table-cell office:value-type="string">
            <text:p>Voir plus précisément les actions / tâches à accomplir</text:p>
          </table:table-cell>
          <table:table-cell table:number-columns-repeated="7"/>
        </table:table-row>
        <table:table-row table:style-name="ro1">
          <table:table-cell table:style-name="ce4" office:value-type="string">
            <text:p>Élèves / Tuteurs</text:p>
          </table:table-cell>
          <table:table-cell table:style-name="ce4" office:value-type="string">
            <text:p>Pouvoir retourner sur mon tableau de bord</text:p>
          </table:table-cell>
          <table:table-cell table:style-name="ce4" office:value-type="string">
            <text:p>Sortir du calendrier et retourner sur la page principale</text:p>
          </table:table-cell>
          <table:table-cell table:number-columns-repeated="7"/>
        </table:table-row>
        <table:table-row table:style-name="ro2">
          <table:table-cell table:style-name="ce4" office:value-type="string">
            <text:p>Élèves / Tuteurs</text:p>
          </table:table-cell>
          <table:table-cell table:style-name="ce4" office:value-type="string">
            <text:p>Pouvoir accéder à la page de gestion des tâches</text:p>
          </table:table-cell>
          <table:table-cell table:style-name="ce4" office:value-type="string">
            <text:p>Entrer dans le calendrier et planifier un événement / rdv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table:number-columns-spanned="3" table:number-rows-spanned="1">
            <text:p>5 – page gestion des taches</text:p>
          </table:table-cell>
          <table:covered-table-cell table:number-columns-repeated="2"/>
          <table:table-cell/>
          <table:table-cell table:style-name="ce2" office:value-type="string" table:number-columns-spanned="6" table:number-rows-spanned="1">
            <text:p>5 – page gestion des taches</text:p>
          </table:table-cell>
          <table:covered-table-cell table:number-columns-repeated="5"/>
        </table:table-row>
        <table:table-row table:style-name="ro1">
          <table:table-cell table:style-name="ce3" office:value-type="string">
            <text:p>En tant que</text:p>
          </table:table-cell>
          <table:table-cell table:style-name="ce3" office:value-type="string">
            <text:p>Je veux / Je souhaite</text:p>
          </table:table-cell>
          <table:table-cell table:style-name="ce3" office:value-type="string">
            <text:p>Afin de / Pour que</text:p>
          </table:table-cell>
          <table:table-cell/>
          <table:table-cell table:style-name="ce8" office:value-type="string">
            <text:p>Fonctionnalité</text:p>
          </table:table-cell>
          <table:table-cell table:style-name="ce8" office:value-type="string">
            <text:p>Scenario</text:p>
          </table:table-cell>
          <table:table-cell table:style-name="ce8" office:value-type="string">
            <text:p>Étant donné que</text:p>
          </table:table-cell>
          <table:table-cell table:style-name="ce8" office:value-type="string">
            <text:p>Quand / Lorsque</text:p>
          </table:table-cell>
          <table:table-cell table:style-name="ce8" office:value-type="string">
            <text:p>Et</text:p>
          </table:table-cell>
          <table:table-cell table:style-name="ce8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e page pour la gestion des tâches</text:p>
          </table:table-cell>
          <table:table-cell office:value-type="string">
            <text:p>Planifier mes événements / RDV et voir les options disponible à leur créations</text:p>
          </table:table-cell>
          <table:table-cell table:number-columns-repeated="7"/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jouter une tâche au calendrier</text:p>
          </table:table-cell>
          <table:table-cell office:value-type="string">
            <text:p>Créer un suivi des actions / rdv à mener dans le temps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Supprimer une tâche du calendrier</text:p>
          </table:table-cell>
          <table:table-cell office:value-type="string">
            <text:p>Supprimer une tache échu ou qui n'a plus lieu d’être pour une raison quelconque</text:p>
          </table:table-cell>
          <table:table-cell table:number-columns-repeated="7"/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Modifier une tâche du calendrier</text:p>
          </table:table-cell>
          <table:table-cell office:value-type="string">
            <text:p>Modifier une tache suite a un imprévu ou autre raison</text:p>
          </table:table-cell>
          <table:table-cell table:number-columns-repeated="7"/>
        </table:table-row>
        <table:table-row table:style-name="ro1">
          <table:table-cell table:style-name="ce4" office:value-type="string">
            <text:p>Élèves / Tuteurs</text:p>
          </table:table-cell>
          <table:table-cell table:style-name="ce4" office:value-type="string">
            <text:p>Pouvoir retourner sur mon calendrier</text:p>
          </table:table-cell>
          <table:table-cell table:style-name="ce4" office:value-type="string">
            <text:p>Vérifier que la tâche est correctement enregistrée</text:p>
          </table:table-cell>
          <table:table-cell table:number-columns-repeated="7"/>
        </table:table-row>
        <table:table-row table:style-name="ro1">
          <table:table-cell office:value-type="string">
            <text:p>Tuteurs</text:p>
          </table:table-cell>
          <table:table-cell office:value-type="string">
            <text:p>Ajouter une tâche au calendrier d'un élève</text:p>
          </table:table-cell>
          <table:table-cell office:value-type="string">
            <text:p>Créer un suivi des actions a mener dans le temps demandé par le tuteur</text:p>
          </table:table-cell>
          <table:table-cell table:number-columns-repeated="7"/>
        </table:table-row>
        <table:table-row table:style-name="ro1">
          <table:table-cell office:value-type="string">
            <text:p>Tuteurs</text:p>
          </table:table-cell>
          <table:table-cell office:value-type="string">
            <text:p>Supprimer la tâche crée par le tuteur du calendrier d'un élève</text:p>
          </table:table-cell>
          <table:table-cell office:value-type="string">
            <text:p>Supprimer une tache échu ou qui n'a plus lieu d’être pour une raison quelconque</text:p>
          </table:table-cell>
          <table:table-cell table:number-columns-repeated="7"/>
        </table:table-row>
        <table:table-row table:style-name="ro1">
          <table:table-cell office:value-type="string">
            <text:p>Tuteurs</text:p>
          </table:table-cell>
          <table:table-cell office:value-type="string">
            <text:p>Modifier la tâche crée par le tuteur du calendrier d'un élève</text:p>
          </table:table-cell>
          <table:table-cell office:value-type="string">
            <text:p>Modifier une tache suite a un imprévu du tuteur ou autre raison du tuteur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7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3:39:35</meta:creation-date>
    <dc:date>2021-03-05T17:55:10.70</dc:date>
    <meta:editing-duration>PT4H15M29S</meta:editing-duration>
    <meta:editing-cycles>17</meta:editing-cycles>
    <meta:generator>OpenOffice/4.1.8$Win32 OpenOffice.org_project/418m3$Build-9803</meta:generator>
    <meta:document-statistic meta:table-count="3" meta:cell-count="182" meta:object-count="0"/>
  </office:meta>
</office:document-meta>
</file>